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Nimbus Roman No9 L1" svg:font-family="'Nimbus Roman No9 L'" style:font-family-generic="roman" style:font-pitch="variable"/>
    <style:font-face style:name="OpenSymbol" svg:font-family="OpenSymbol" style:font-family-generic="roman" style:font-pitch="variable"/>
    <style:font-face style:name="Nimbus Roman No9 L2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133209f" officeooo:paragraph-rsid="0133a790" style:font-weight-asian="normal" style:font-weight-complex="normal"/>
    </style:style>
    <style:style style:name="P2" style:family="paragraph" style:parent-style-name="Standard">
      <style:text-properties fo:font-weight="normal" officeooo:rsid="0124d6fa" officeooo:paragraph-rsid="0128401f" style:font-weight-asian="normal" style:font-weight-complex="normal"/>
    </style:style>
    <style:style style:name="P3" style:family="paragraph" style:parent-style-name="Standard">
      <style:text-properties fo:font-weight="normal" officeooo:rsid="0128401f" officeooo:paragraph-rsid="0128401f" style:font-weight-asian="normal" style:font-weight-complex="normal"/>
    </style:style>
    <style:style style:name="P4" style:family="paragraph" style:parent-style-name="Standard">
      <style:text-properties fo:font-weight="normal" officeooo:rsid="0128401f" officeooo:paragraph-rsid="012d8ca1" style:font-weight-asian="normal" style:font-weight-complex="normal"/>
    </style:style>
    <style:style style:name="P5" style:family="paragraph" style:parent-style-name="Standard">
      <style:text-properties fo:font-weight="normal" officeooo:rsid="0128401f" officeooo:paragraph-rsid="012a57bd" style:font-weight-asian="normal" style:font-weight-complex="normal"/>
    </style:style>
    <style:style style:name="P6" style:family="paragraph" style:parent-style-name="Standard">
      <style:text-properties fo:font-weight="normal" officeooo:rsid="0128401f" officeooo:paragraph-rsid="0129b706" style:font-weight-asian="normal" style:font-weight-complex="normal"/>
    </style:style>
    <style:style style:name="P7" style:family="paragraph" style:parent-style-name="Standard">
      <style:text-properties fo:font-weight="normal" officeooo:rsid="0128401f" officeooo:paragraph-rsid="001fc7e4" style:font-weight-asian="normal" style:font-weight-complex="normal"/>
    </style:style>
    <style:style style:name="P8" style:family="paragraph" style:parent-style-name="Standard">
      <style:text-properties fo:font-weight="normal" officeooo:rsid="0129b706" officeooo:paragraph-rsid="012d8ca1" style:font-weight-asian="normal" style:font-weight-complex="normal"/>
    </style:style>
    <style:style style:name="P9" style:family="paragraph" style:parent-style-name="Standard">
      <style:text-properties fo:font-weight="normal" officeooo:rsid="012c3c24" officeooo:paragraph-rsid="01320865" style:font-weight-asian="normal" style:font-weight-complex="normal"/>
    </style:style>
    <style:style style:name="P10" style:family="paragraph" style:parent-style-name="Standard">
      <style:text-properties officeooo:rsid="001fc7e4" officeooo:paragraph-rsid="001fc7e4"/>
    </style:style>
    <style:style style:name="P11" style:family="paragraph" style:parent-style-name="Standard">
      <style:text-properties officeooo:paragraph-rsid="002507fa"/>
    </style:style>
    <style:style style:name="P12" style:family="paragraph" style:parent-style-name="Standard">
      <style:text-properties fo:font-weight="normal" officeooo:rsid="012a0356" officeooo:paragraph-rsid="002507fa" style:font-weight-asian="normal" style:font-weight-complex="normal"/>
    </style:style>
    <style:style style:name="P13" style:family="paragraph" style:parent-style-name="Standard">
      <style:text-properties fo:font-weight="normal" officeooo:rsid="0129b706" officeooo:paragraph-rsid="002507fa" style:font-weight-asian="normal" style:font-weight-complex="normal"/>
    </style:style>
    <style:style style:name="T1" style:family="text">
      <style:text-properties officeooo:rsid="0128401f"/>
    </style:style>
    <style:style style:name="T2" style:family="text">
      <style:text-properties officeooo:rsid="012d47de"/>
    </style:style>
    <style:style style:name="T3" style:family="text">
      <style:text-properties fo:font-weight="normal" officeooo:rsid="0128401f" style:font-weight-asian="normal" style:font-weight-complex="normal"/>
    </style:style>
    <style:style style:name="T4" style:family="text">
      <style:text-properties fo:font-weight="normal" officeooo:rsid="012c3c24" style:font-weight-asian="normal" style:font-weight-complex="normal"/>
    </style:style>
    <style:style style:name="T5" style:family="text">
      <style:text-properties fo:font-weight="normal" officeooo:rsid="0129b706" style:font-weight-asian="normal" style:font-weight-complex="normal"/>
    </style:style>
    <style:style style:name="T6" style:family="text">
      <style:text-properties fo:font-weight="normal" officeooo:rsid="012d47de" style:font-weight-asian="normal" style:font-weight-complex="normal"/>
    </style:style>
    <style:style style:name="T7" style:family="text">
      <style:text-properties fo:font-weight="normal" officeooo:rsid="012a0356" style:font-weight-asian="normal" style:font-weight-complex="normal"/>
    </style:style>
    <style:style style:name="T8" style:family="text">
      <style:text-properties fo:font-weight="normal" officeooo:rsid="002507fa" style:font-weight-asian="normal" style:font-weight-complex="normal"/>
    </style:style>
    <style:style style:name="T9" style:family="text">
      <style:text-properties fo:font-weight="normal" officeooo:rsid="0029f9ac" style:font-weight-asian="normal" style:font-weight-complex="normal"/>
    </style:style>
    <style:style style:name="T10" style:family="text">
      <style:text-properties officeooo:rsid="0133a790"/>
    </style:style>
    <style:style style:name="T11" style:family="text">
      <style:text-properties officeooo:rsid="00227e8f"/>
    </style:style>
    <style:style style:name="T12" style:family="text">
      <style:text-properties officeooo:rsid="002507fa"/>
    </style:style>
    <style:style style:name="T13" style:family="text">
      <style:text-properties officeooo:rsid="002693e5"/>
    </style:style>
    <style:style style:name="T14" style:family="text">
      <style:text-properties officeooo:rsid="0029f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cknowledgements</text:p>
      <text:p text:style-name="P10"/>
      <text:p text:style-name="P7">I dedicate this work to my family.</text:p>
      <text:p text:style-name="P3"/>
      <text:p text:style-name="P11"><text:span text:style-name="T3">I would also like to </text:span><text:span text:style-name="T6">express</text:span><text:span text:style-name="T3"> a great deal of gratitude to </text:span><text:span text:style-name="T7">my supervisors:</text:span></text:p>
      <text:p text:style-name="P12"/>
      <text:p text:style-name="P11"><text:span text:style-name="T3">Dr Horia Stanescu for his </text:span><text:span text:style-name="T4">continuously</text:span><text:span text:style-name="T3"> </text:span><text:span text:style-name="T4">awe-inspiring</text:span><text:span text:style-name="T3"> dedication to the </text:span><text:span text:style-name="T4">tireless </text:span><text:span text:style-name="T3">pursuit of knowledge and beauty, </text:span><text:span text:style-name="T5">and whose mentoring </text:span><text:span text:style-name="T9">and understanding </text:span><text:span text:style-name="T5">has meant more to me than I’d willingly admit when sober.</text:span></text:p>
      <text:p text:style-name="P13"/>
      <text:p text:style-name="P11"><text:span text:style-name="T8">Pr</text:span><text:span text:style-name="T5">of Robert Kleta for his inexhaustible energy and lazer-like focus that has likely scorched entire forests in order to ensure that I never get lost in the woods for too long. <text:s/></text:span></text:p>
      <text:p text:style-name="P4"/>
      <text:p text:style-name="P8">I will never know how either of you function uncaffeinated, but you have my respect and admiration in a manner that I will likely never be able to properly put into words. Thank you both <text:span text:style-name="T14">for your kind patience.</text:span></text:p>
      <text:p text:style-name="P5"/>
      <text:p text:style-name="P9">To my desk-mate <text:span text:style-name="T11">and </text:span>colleague; Dr Monika Mozere for her <text:span text:style-name="T11">fearlessly</text:span> upbeat <text:span text:style-name="T11">and confident </text:span>attitude to life <text:span text:style-name="T2">that has provided much stability and comfort for me over the years. <text:s/>Thanks for being so cool, and for being my much-needed window into the biologist’s world.</text:span></text:p>
      <text:p text:style-name="P9"/>
      <text:p text:style-name="P1">I would also like to extend gratitude to Dr Detlef Bockenhauer for his kindness and <text:span text:style-name="T10">for his </text:span>excellent barbecues. To the guys; Dr Enriko Klootvijk, Dr Greg Jacquillet, Dr Anselm Zdebik, <text:span text:style-name="T10">Daan Viering, </text:span>Chris Cheshire,<text:span text:style-name="T10">and</text:span> <text:span text:style-name="T10">Evans &lt;?&gt;. To the girls; Vaksha Patel, Dr. Daniela Iancu, Dr. Naomi Issler, Anne Kesselheim, Priya Lander, Felice Leung, and Barbera Jensen.</text:span></text:p>
      <text:p text:style-name="P6"/>
      <text:p text:style-name="P2">To the DeSouza’s, <text:span text:style-name="T1">whose various ups and downs provided a welcome distraction to my own, and whose generous hospitality has no boun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Nimbus Roman No9 L1" svg:font-family="'Nimbus Roman No9 L'" style:font-family-generic="roman" style:font-pitch="variable"/>
    <style:font-face style:name="OpenSymbol" svg:font-family="OpenSymbol" style:font-family-generic="roman" style:font-pitch="variable"/>
    <style:font-face style:name="Nimbus Roman No9 L2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Text" style:family="paragraph" style:parent-style-name="Caption" style:class="extra"/>
    <style:style style:name="Heading_20_1" style:display-name="Heading 1" style:family="paragraph" style:parent-style-name="Subtitle" style:default-outline-level="2" style:list-style-name="" style:class="text">
      <style:text-properties style:font-name="Nimbus Roman No9 L2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3" style:list-style-name="" style:class="text">
      <style:text-properties style:font-name="Nimbus Roman No9 L2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_20_2" style:default-outline-level="4" style:list-style-name="" style:class="text">
      <style:text-properties style:font-name="Nimbus Roman No9 L2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_20_3" style:default-outline-level="5" style:list-style-name="" style:class="text"/>
    <style:style style:name="Footnote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Subtitle" style:family="paragraph" style:parent-style-name="Standard" style:default-outline-level="1" style:list-style-name="" style:class="chapter">
      <style:text-properties style:font-name="Nimbus Roman No9 L1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Title" style:family="paragraph" style:parent-style-name="Heading" style:default-outline-level="" style:class="chapter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_20_right" style:display-name="Header right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Preformatted_20_Text" style:display-name="Preformatted Text" style:family="paragraph" style:parent-style-name="Standard" style:class="html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6:43:49.457087312</meta:creation-date>
    <dc:date>2016-07-12T12:44:47.371866756</dc:date>
    <meta:editing-duration>PT13M31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247" meta:character-count="1472" meta:non-whitespace-character-count="1231"/>
  </office:meta>
</office:document-meta>
</file>